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4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8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9" style:family="paragraph" style:parent-style-name="Standard">
      <style:text-properties fo:color="#000000" style:font-name="Times New Roman" fo:font-size="10pt" style:font-size-asian="10pt" style:font-size-complex="10pt"/>
    </style:style>
    <style:style style:name="P20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21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22" style:family="paragraph" style:parent-style-name="Text_20_body">
      <style:text-properties style:font-name="Times New Roman"/>
    </style:style>
    <style:style style:name="P23" style:family="paragraph" style:parent-style-name="Text_20_body">
      <style:paragraph-properties fo:text-align="center" style:justify-single-word="false"/>
      <style:text-properties style:font-name="Times New Roman"/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2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3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4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35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6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7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fo:color="#000000"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8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fo:color="#000000"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9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0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1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2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3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44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45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6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7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48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9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use-window-font-color="true" style:font-name="Times New Roman" fo:font-size="10pt" style:font-size-asian="10pt" style:font-size-complex="10pt"/>
    </style:style>
    <style:style style:name="P50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1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2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53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4" style:family="paragraph" style:parent-style-name="Standard">
      <style:paragraph-properties fo:margin-left="0.7398in" fo:margin-right="0in" fo:text-indent="0in" style:auto-text-indent="false"/>
      <style:text-properties style:font-name="Times New Roman"/>
    </style:style>
    <style:style style:name="P55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56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7" style:family="paragraph" style:parent-style-name="Standard" style:list-style-name="L4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8" style:family="paragraph" style:parent-style-name="Standard" style:list-style-name="L5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9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60" style:family="paragraph" style:parent-style-name="Standard" style:list-style-name="L4">
      <style:paragraph-properties fo:text-align="justify" style:justify-single-word="false"/>
      <style:text-properties style:use-window-font-color="true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1" style:family="paragraph" style:parent-style-name="Standard" style:list-style-name="L4">
      <style:paragraph-properties fo:text-align="justify" style:justify-single-word="false"/>
      <style:text-properties fo:color="#8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2" style:family="paragraph" style:parent-style-name="Standard" style:list-style-name="L10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3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4" style:family="paragraph" style:parent-style-name="Standard" style:list-style-name="L15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5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style:font-size-asian="10pt" style:font-size-complex="10pt"/>
    </style:style>
    <style:style style:name="P66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67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8" style:family="paragraph" style:parent-style-name="Standard" style:list-style-name="L2">
      <style:paragraph-properties fo:margin-left="0.7398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9" style:family="paragraph" style:parent-style-name="Standard" style:list-style-name="L6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0" style:family="paragraph" style:parent-style-name="Standard" style:list-style-name="L7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71" style:family="paragraph" style:parent-style-name="Standard" style:list-style-name="L8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2" style:family="paragraph" style:parent-style-name="Standard" style:list-style-name="L9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3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4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5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6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7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78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9" style:family="paragraph" style:parent-style-name="Standard">
      <style:paragraph-properties fo:margin-left="0in" fo:margin-right="0in" fo:text-indent="0in" style:auto-text-indent="false"/>
    </style:style>
    <style:style style:name="P80" style:family="paragraph" style:parent-style-name="Standard" style:list-style-name="L14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1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P82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83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/>
    </style:style>
    <style:style style:name="P84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style:font-size-asian="10pt" style:font-size-complex="10pt"/>
    </style:style>
    <style:style style:name="P85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86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fo:language="pt" fo:country="BR" style:font-size-asian="10pt" style:font-size-complex="10pt"/>
    </style:style>
    <style:style style:name="P87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88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89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style:font-name-asian="Verdana" style:font-size-asian="10pt" style:font-name-complex="Verdana" style:font-size-complex="10pt"/>
    </style:style>
    <style:style style:name="P90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91" style:family="paragraph" style:parent-style-name="Text_20_body" style:list-style-name="WW8Num7">
      <style:paragraph-properties fo:margin-left="0in" fo:margin-right="0in" fo:text-indent="0in" style:auto-text-indent="false"/>
    </style:style>
    <style:style style:name="P92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93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94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fo:language="pt" fo:country="BR" style:letter-kerning="true" style:font-name-asian="Times New Roman" style:font-size-asian="10pt" style:language-asian="zh" style:country-asian="CN" style:font-name-complex="Tahoma3" style:font-size-complex="10pt"/>
    </style:style>
    <style:style style:name="P95" style:family="paragraph" style:parent-style-name="Text_20_body" style:list-style-name="WW8Num7">
      <style:paragraph-properties fo:margin-left="0in" fo:margin-right="0in" fo:text-indent="0in" style:auto-text-indent="false"/>
      <style:text-properties fo:color="#000000"/>
    </style:style>
    <style:style style:name="P96" style:family="paragraph" style:parent-style-name="Text_20_body" style:list-style-name="WW8Num7">
      <style:paragraph-properties fo:margin-left="0in" fo:margin-right="0in" fo:text-indent="0in" style:auto-text-indent="false"/>
      <style:text-properties style:use-window-font-color="true"/>
    </style:style>
    <style:style style:name="P97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98" style:family="paragraph" style:parent-style-name="Heading_20_1">
      <style:text-properties style:font-name="Times New Roman"/>
    </style:style>
    <style:style style:name="P99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100" style:family="paragraph" style:parent-style-name="Heading_20_1" style:list-style-name="L14">
      <style:paragraph-properties fo:margin-left="0in" fo:margin-right="0in" fo:text-indent="0in" style:auto-text-indent="false"/>
      <style:text-properties style:font-name="Times New Roman"/>
    </style:style>
    <style:style style:name="P101" style:family="paragraph" style:parent-style-name="Heading_20_2">
      <style:text-properties fo:color="#000000" style:font-name="Times New Roman"/>
    </style:style>
    <style:style style:name="P102" style:family="paragraph" style:parent-style-name="Heading_20_2">
      <style:text-properties style:font-name="Times New Roman"/>
    </style:style>
    <style:style style:name="P103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104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7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0" style:family="text">
      <style:text-properties style:font-name="Times New Roman" fo:font-size="10pt" fo:language="pt" fo:country="BR" fo:font-style="italic" style:font-size-asian="10pt" style:font-style-asian="italic" style:font-size-complex="10pt"/>
    </style:style>
    <style:style style:name="T11" style:family="text">
      <style:text-properties style:font-name="Times New Roman" fo:font-size="10pt" fo:language="pt" fo:country="BR" style:font-size-asian="10pt" style:font-size-complex="10pt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style:font-name-asian="Tahoma3" style:font-name-complex="Tahoma3"/>
    </style:style>
    <style:style style:name="T14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style:font-name="Times New Roman"/>
    </style:style>
    <style:style style:name="T17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18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19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20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color="#000000" style:font-name="Times New Roman" fo:font-size="10pt" style:font-size-asian="10pt" style:font-size-complex="10pt"/>
    </style:style>
    <style:style style:name="T2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color="#000000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style:font-name-asian="Tahoma3" style:font-weight-asian="normal" style:font-name-complex="Tahoma3" style:font-weight-complex="normal"/>
    </style:style>
    <style:style style:name="T26" style:family="text">
      <style:text-properties style:font-name-asian="OpenSymbol" style:font-name-complex="OpenSymbol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language-complex="ar" style:country-complex="SA"/>
    </style:style>
    <style:style style:name="T31" style:family="text">
      <style:text-properties fo:language="pt" fo:country="BR"/>
    </style:style>
    <style:style style:name="T32" style:family="text">
      <style:text-properties fo:language="pt" fo:country="BR" fo:font-weight="normal" style:font-weight-asian="normal" style:font-weight-complex="normal"/>
    </style:style>
    <style:style style:name="T33" style:family="text">
      <style:text-properties style:text-line-through-style="none" style:text-underline-style="none" style:font-name-asian="Wingdings 2" style:font-name-complex="Wingdings 2"/>
    </style:style>
    <style:style style:name="T34" style:family="text">
      <style:text-properties style:text-line-through-style="none" style:text-underline-style="none" style:font-name-asian="Verdana1" style:font-name-complex="Verdana1"/>
    </style:style>
    <style:style style:name="T35" style:family="text">
      <style:text-properties style:text-line-through-style="none" style:text-underline-style="solid" style:text-underline-width="auto" style:text-underline-color="font-color" style:font-name-asian="Verdana1" style:font-name-complex="Verdana1"/>
    </style:style>
    <style:style style:name="T36" style:family="text">
      <style:text-properties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T37" style:family="text">
      <style:text-properties style:letter-kerning="true" style:font-name-asian="Times New Roman" style:language-asian="zh" style:country-asian="CN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Memória Virtual<text:line-break/>Caso de Uso: Editar Bem Patrimonial</text:p>
      <text:p text:style-name="P23"/>
      <text:h text:style-name="P98" text:outline-level="1">Breve Descrição</text:h>
      <text:p text:style-name="P22">Este caso de uso permite a alteração de informações sobre um bem patrimonial no sistema. Bens modificados devem ser alterados no banco de dados do sistema e à eles <text:s/>associados os usuários que fizeram a modificação. </text:p>
      <text:h text:style-name="P98" text:outline-level="1">Breve Descrição dos Atores</text:h>
      <text:h text:style-name="P101" text:outline-level="2" text:is-list-header="true"><text:span text:style-name="T24">Catalogador</text:span> – C<text:span text:style-name="T24">adastra, Edita e Exclui bens patrimoniais do sistema</text:span></text:h>
      <text:h text:style-name="P98" text:outline-level="1">Pré-condições</text:h>
      <text:p text:style-name="P22">O usuário estar logado no sistema</text:p>
      <text:h text:style-name="P98" text:outline-level="1">Fluxo Básico de eventos</text:h>
      <text:list xml:id="list1220961903" text:style-name="WW8Num7">
        <text:list-header>
          <text:p text:style-name="P83"/>
          <text:p text:style-name="P91"><text:span text:style-name="T3">1. O caso de uso começa quando o catalogador </text:span><text:span text:style-name="T5">seleciona a opção “Editar Bem Patrimonial” e o sistema exibe uma tela com os seguintes campos <text:s/>e opções: </text:span></text:p>
          <text:list>
            <text:list-item>
              <text:list>
                <text:list-header>
                  <text:p text:style-name="P84"><text:s text:c="2"/><text:span text:style-name="T31">- campo para inserir “Título do Bem Patrimonial” ou “Número de Registro” para buscar o Bem Patrimonial que se deseja editar. </text:span></text:p>
                  <text:p text:style-name="P86">Esse campo deve ser auto completável, ou seja, de acordo com a informação que está sendo inserida pelo usuário ele cria e exibe uma lista, (abaixo do campo onde o nome está sendo inserido) com os possíveis nomes que estão sendo pesquisados . A lista apresentada deve estar em ordem alfabética. Assim, o usuário tem a opção de terminar de escrever o nome desejado ou o selecionar na lista que foi apresentada; </text:p>
                </text:list-header>
              </text:list>
              <text:p text:style-name="P87">- opção “Confirmar” para confirmar Título ou Número de Registro fornecido;</text:p>
              <text:p text:style-name="P90"><text:span text:style-name="Fonte_20_parág._20_padrão"><text:span text:style-name="T10">- </text:span></text:span><text:span text:style-name="Fonte_20_parág._20_padrão"><text:span text:style-name="T11">opção</text:span></text:span><text:span text:style-name="Fonte_20_parág._20_padrão"><text:span text:style-name="T10"> </text:span></text:span><text:span text:style-name="Fonte_20_parág._20_padrão"><text:span text:style-name="T11">“Cancelar” para sair da opção de edição de dados;</text:span></text:span></text:p>
              <text:p text:style-name="P86">2. O Catalogador digita o título do Bem Patrimonial a ser editado ou o escolhe na lista apresentada e seleciona a opção “Confirma”;</text:p>
              <text:list>
                <text:list-header>
                  <text:p text:style-name="P85"><text:span text:style-name="T31">3. O sistema dá continuidade ao processo de edição exibindo uma tela contendo </text:span><text:span text:style-name="T32">os <text:s/>seguintes campos editáveis, com preenchimento não obrigatório, para alteração dos dados:</text:span></text:p>
                </text:list-header>
              </text:list>
            </text:list-item>
          </text:list>
          <text:p text:style-name="P88">Obs. Todos os campos aos quais a lista abaixo refere-se, aparecem preenchidos conforme informações atuais registradas no sistema e devem estar liberados para edição; </text:p>
          <text:p text:style-name="P89">- Informações Gerais do Bem Patrimonial</text:p>
          <text:p text:style-name="P92">- Autoria</text:p>
          <text:p text:style-name="P95"><text:span text:style-name="T6">-</text:span><text:span text:style-name="T6"> </text:span><text:span text:style-name="T6">Produção</text:span></text:p>
          <text:p text:style-name="P92">- Descrição</text:p>
          <text:p text:style-name="P93">- Audiovisual</text:p>
          <text:p text:style-name="P95"><text:span text:style-name="T6">- Diagnóstico e</text:span><text:span text:style-name="T6"> </text:span><text:span text:style-name="T6">Intervenção</text:span></text:p>
          <text:p text:style-name="P96"><text:span text:style-name="T6">-</text:span><text:span text:style-name="T17"> Condições de disponibilidade, uso e proteção</text:span></text:p>
          <text:p text:style-name="P93"><text:soft-page-break/>- Histórico da Procedência</text:p>
          <text:p text:style-name="P93">- Assunto e Descritores</text:p>
          <text:p text:style-name="P93">- Fonte de Informação</text:p>
          <text:p text:style-name="P93">- Responsável pela Pesquisa</text:p>
          <text:p text:style-name="P93">- Relacionar com Bens Patrimoniais Existentes</text:p>
          <text:p text:style-name="P94">- campo “Revisão” do tipo “checkbox”. Esse campo deve ser marcado caso o bem patrimoninal esteja revisado e disponível para visualização.</text:p>
          <text:p text:style-name="P91"><text:span text:style-name="T17">Estes Campos devem ser do tipo checkbox, de forma que o usuário possa escolher quais informações deseja alte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18">Seção I</text:span><text:span text:style-name="T17"> deste documento.</text:span></text:p>
          <text:p text:style-name="P93">A opção de Relacionar com Bens Patrimoniais Existentes deve ser do tipo “checkbox” e é tratada no Fluxo alternativo 3.</text:p>
          <text:p text:style-name="P91"><text:span text:style-name="T3">4. Após alterar todos </text:span><text:span text:style-name="T9">os dados desejados, o usuário confirma a operação, selecionando a opção “Salvar”.</text:span></text:p>
          <text:p text:style-name="P91"><text:span text:style-name="T3">5. O Sistema valida a alteração e exibe mensagem </text:span><text:span text:style-name="T9">“Bem Patrimonial modificado com sucesso”, Associando o usuário que fez a modificação;</text:span></text:p>
          <text:p text:style-name="P83">6. O caso de uso termina.</text:p>
          <text:p text:style-name="P83"/>
        </text:list-header>
      </text:list>
      <text:h text:style-name="P98" text:outline-level="1">Fluxos Alternativos</text:h>
      <text:h text:style-name="P103" text:outline-level="2" text:is-list-header="true">Fluxo Alternativo 1</text:h>
      <text:p text:style-name="P25"><text:span text:style-name="T4"><text:tab/></text:span><text:span text:style-name="T8">Se no </text:span><text:span text:style-name="T5">Fluxo Básico</text:span><text:span text:style-name="T8"> a qualquer momento o usuário selecionar a opção “Cancelar” o caso de uso termina.</text:span></text:p>
      <text:p text:style-name="P26"/>
      <text:list xml:id="list6977943932" text:style-name="L1">
        <text:list-item>
          <text:list>
            <text:list-header>
              <text:h text:style-name="P104" text:outline-level="2">Fluxo Alternativo 2</text:h>
            </text:list-header>
          </text:list>
        </text:list-item>
      </text:list>
      <text:p text:style-name="P24"><text:span text:style-name="T20">Se no passo 4 do Fluxo Básico o catalogador clica em "Salvar” sem que os campos obrigatórios estejam preenchidos</text:span><text:span text:style-name="Fonte_20_parág._20_padrão"><text:span text:style-name="T21">, então:</text:span></text:span></text:p>
      <text:p text:style-name="P24"><text:span text:style-name="Fonte_20_parág._20_padrão"><text:span text:style-name="T21"/></text:span></text:p>
      <text:p text:style-name="P52"><text:s/>1. <text:s/>O sistema exibe a mensagem:</text:p>
      <text:p text:style-name="P53">a. “O campo &lt;nome do campo&gt; não foi preenchido”;</text:p>
      <text:list xml:id="list2617921361" text:style-name="L2">
        <text:list-item>
          <text:p text:style-name="P68">O caso de uso retorna ao passo 3 do fluxo básico.</text:p>
        </text:list-item>
      </text:list>
      <text:p text:style-name="P54"/>
      <text:p text:style-name="P30">Fluxo Alternativo 3</text:p>
      <text:p text:style-name="P29"><text:tab/><text:span text:style-name="T22">Caso, no Fluxo Básico, o usuário selecione “ </text:span><text:span text:style-name="T23">Relacionar com Bem Patrimonial existente”</text:span></text:p>
      <text:p text:style-name="P29"><text:span text:style-name="T23">1. o sistema exibe:</text:span></text:p>
      <text:p text:style-name="P27"><text:tab/><text:tab/>- campo título: <text:s/>Campo em ordem alfabética, auto-completável, com a lista de possíveis sugestões para o título que está sendo inserido.</text:p>
      <text:p text:style-name="P27"><text:tab/><text:tab/>- opção para relacionar o Bem Patrimonial com outros Bens: Esta opção pode ser selecionada quantas vezes for necessária, e, a cada vez, adicionando um novo campo título.</text:p>
      <text:p text:style-name="P27"><text:tab/><text:tab/>- opção para remover um Bem Patrimonial Relacionado: Essa opção deve aparecer somente se houver itens relacionados. A seleção dessa opção deve motrar uma lista dos bens patrimoniais relacionados e deve permitir a seleção de mais de um item.</text:p>
      <text:list xml:id="list808370410" text:style-name="L14">
        <text:list-item>
          <text:list>
            <text:list-item>
              <text:list>
                <text:list-item>
                  <text:p text:style-name="P80">opção “Salvar” para salvar as alterações realizadas.</text:p>
                </text:list-item>
                <text:list-item>
                  <text:p text:style-name="P80">Opção “Cancelar” para cancelar.</text:p>
                </text:list-item>
              </text:list>
            </text:list-item>
          </text:list>
        </text:list-item>
      </text:list>
      <text:list xml:id="list712724921" text:style-name="L15">
        <text:list-header>
          <text:p text:style-name="P64"><text:soft-page-break/>2.O<text:span text:style-name="T37"> usuário confirma a operação, selecionando a opção “Salvar”.</text:span></text:p>
          <text:p text:style-name="P64">3.O sistema retorna ao passo 5 do Fluxo Básico</text:p>
        </text:list-header>
      </text:list>
      <text:list xml:id="list432829706" text:continue-list="list808370410" text:style-name="L14">
        <text:list-header>
          <text:h text:style-name="P100" text:outline-level="1">Fluxo Alternativo 4</text:h>
        </text:list-header>
      </text:list>
      <text:p text:style-name="P24"><text:span text:style-name="T3"><text:tab/></text:span><text:span text:style-name="T5">Se no passo 1 do Fluxo Alternativo 3 o Usuário clica em cancelar:</text:span></text:p>
      <text:p text:style-name="P82"><text:span text:style-name="T3"><text:tab/>1. O Sistema retorna ao passo 4 do Fluxo Básico</text:span></text:p>
      <text:list xml:id="list727215653" text:continue-numbering="true" text:style-name="L14">
        <text:list-header>
          <text:h text:style-name="P100" text:outline-level="1"><text:span text:style-name="T3">Fluxo Alternativo 5</text:span></text:h>
        </text:list-header>
      </text:list>
      <text:p text:style-name="P24"><text:span text:style-name="T3"><text:tab/></text:span><text:span text:style-name="T5">Se no passo 5 do Fluxo Básico, a Instituição a qual o Bem Patrimonial pertence tem a opção “Revisão” marcada:</text:span></text:p>
      <text:p text:style-name="P24"><text:span text:style-name="T5"><text:tab/>1. O Campo “Revisado” é desmarcado.</text:span></text:p>
      <text:h text:style-name="P98" text:outline-level="1">Pós-condições</text:h>
      <text:list xml:id="list2593837481" text:style-name="L3">
        <text:list-item>
          <text:list>
            <text:list-item>
              <text:p text:style-name="P55">Fluxo Básico: Um Bem Patrimonial é alterado no banco de dados do sistema.</text:p>
            </text:list-item>
            <text:list-item>
              <text:p text:style-name="P55">Fluxo Alternativo 1: Não há mudanças no banco de dados do sistema.</text:p>
            </text:list-item>
            <text:list-item>
              <text:p text:style-name="P55">Fluxo Alternativo 2: A alteração do bem patrimonial está pendente.</text:p>
            </text:list-item>
            <text:list-item>
              <text:p text:style-name="P55">Fluxo Alternativo 3: Um Bem Patrimonial é alterado no banco de dados do sistema.</text:p>
            </text:list-item>
            <text:list-item>
              <text:p text:style-name="P55">Fluxo Alternativo 4: Não há mudanças no banco de dados do sistema.</text:p>
            </text:list-item>
            <text:list-item>
              <text:p text:style-name="P55">Fluxo Alternativo 5: Não há mudanças no banco de dados do sistema.</text:p>
            </text:list-item>
          </text:list>
        </text:list-item>
      </text:list>
      <text:h text:style-name="P102" text:outline-level="2" text:is-list-header="true"/>
      <text:h text:style-name="P99" text:outline-level="1" text:is-list-header="true">Seção I</text:h>
      <text:p text:style-name="P29"/>
      <text:p text:style-name="P5"><text:span text:style-name="T13">E</text:span><text:span text:style-name="T14">sta seção contém atributos componentes do Padrão de Descrição da Informação </text:span><text:span text:style-name="T25">referente à estrutura da base de dados do Sistema Memória Virtual.</text:span></text:p>
      <text:p text:style-name="P6"/>
      <text:list xml:id="list15393300931" text:style-name="L4">
        <text:list-item>
          <text:p text:style-name="P56">Informações Gerais do Bem Patrimonial</text:p>
        </text:list-item>
      </text:list>
      <text:p text:style-name="P6"/>
      <text:p text:style-name="P7"><text:tab/>1.1<text:tab/>Disponibilização para acesso externo</text:p>
      <text:p text:style-name="P7"><text:tab/><text:tab/>Tipo checkbox – Sim – Não</text:p>
      <text:p text:style-name="P7"/>
      <text:list xml:id="list1681994382" text:continue-numbering="true" text:style-name="L4">
        <text:list-item>
          <text:list>
            <text:list-header>
              <text:p text:style-name="P56">1.2<text:tab/>Natureza do Bem Patrimonial</text:p>
              <text:list>
                <text:list-header>
                  <text:p text:style-name="P57">Tipo checkbox – Imaterial – Material</text:p>
                </text:list-header>
              </text:list>
            </text:list-header>
          </text:list>
        </text:list-item>
      </text:list>
      <text:p text:style-name="P7"/>
      <text:p text:style-name="P7"><text:tab/><text:tab/>1.2.1 Natureza do Bem Imaterial</text:p>
      <text:p text:style-name="P7"/>
      <text:p text:style-name="P8"><text:tab/><text:tab/> Celebrações, Práticas Sociais, Rituais e Atos Festivos</text:p>
      <text:p text:style-name="P9"><text:tab/><text:tab/>Conhecimentos e Práticas Relacionados ao Trabalho e à Natureza</text:p>
      <text:p text:style-name="P10"><text:tab/><text:tab/> Técnicas Artesanais Tradicionais</text:p>
      <text:p text:style-name="P10"><text:tab/><text:tab/> Tradições e Expressões orais</text:p>
      <text:p text:style-name="P11"><text:tab/></text:p>
      <text:p text:style-name="P11"><text:tab/>1.2.2 Natureza do Bem Material</text:p>
      <text:p text:style-name="P10"/>
      <text:p text:style-name="P13"><text:span text:style-name="T26"><text:tab/></text:span>Arqueologico</text:p>
      <text:p text:style-name="P14"><text:span text:style-name="T26"><text:tab/></text:span>Arquivístico</text:p>
      <text:p text:style-name="P14"><text:tab/>Audiovisual</text:p>
      <text:p text:style-name="P14"><text:span text:style-name="T26"><text:tab/></text:span><text:span text:style-name="T24">Bibliográfico</text:span></text:p>
      <text:p text:style-name="P12"><text:tab/>Edificado </text:p>
      <text:p text:style-name="P14"><text:span text:style-name="T26"><text:tab/></text:span>Móvel E Integrado</text:p>
      <text:p text:style-name="P17"><text:tab/>Paisagístico</text:p>
      <text:p text:style-name="P14"/>
      <text:list xml:id="list1053897550" text:continue-numbering="true" text:style-name="L4">
        <text:list-item>
          <text:list>
            <text:list-header>
              <text:p text:style-name="P56">1.3<text:tab/>Tipo do Bem Patrimonial</text:p>
              <text:list>
                <text:list-item>
                  <text:list>
                    <text:list-header>
                      <text:p text:style-name="P56"><text:soft-page-break/>Constituído por lista em ordem alfabética auto-completável, com as opções listadas na Natureza do Bem Patrimonial e opção e campo para “Outros”.</text:p>
                      <text:p text:style-name="P56"/>
                    </text:list-header>
                  </text:list>
                </text:list-item>
              </text:list>
              <text:p text:style-name="P56">1.4<text:tab/>Número de Registro</text:p>
              <text:list>
                <text:list-item>
                  <text:list>
                    <text:list-header>
                      <text:p text:style-name="P56">O sistema deverá gerar um número de registro com uma combinação de letras e números, conforme o tipo do Bem Patrimonial e à Instituição a que pertence.</text:p>
                      <text:p text:style-name="P56"/>
                    </text:list-header>
                  </text:list>
                </text:list-item>
              </text:list>
              <text:p text:style-name="P56">1.5<text:tab/>Título</text:p>
              <text:list>
                <text:list-item>
                  <text:list>
                    <text:list-header>
                      <text:p text:style-name="P56">- Campo Editável para o título</text:p>
                      <text:p text:style-name="P56">- Campo Tipo do título, como lista em ordem alfabética auto-completável com as seguintes opções:</text:p>
                      <text:list>
                        <text:list-header>
                          <text:p text:style-name="P59">Principal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15"><text:span text:style-name="T26"><text:tab/><text:tab/><text:tab/></text:span>Equivalente</text:p>
      <text:p text:style-name="P15"><text:span text:style-name="T26"><text:tab/><text:tab/><text:tab/></text:span>Atribuído</text:p>
      <text:p text:style-name="P15"><text:span text:style-name="T26"><text:tab/><text:tab/><text:tab/></text:span>Sub-titulo</text:p>
      <text:p text:style-name="P15"><text:span text:style-name="T26"><text:tab/><text:tab/><text:tab/></text:span>Titulo anterior</text:p>
      <text:p text:style-name="P15"><text:span text:style-name="T26"><text:tab/><text:tab/><text:tab/></text:span>Titulo posterior</text:p>
      <text:p text:style-name="P15"><text:span text:style-name="T26"><text:tab/><text:tab/><text:tab/></text:span>Titulo do suplemento</text:p>
      <text:p text:style-name="P16"><text:span text:style-name="T26"><text:tab/><text:tab/><text:tab/></text:span>Titulo correlato</text:p>
      <text:p text:style-name="P16"/>
      <text:p text:style-name="P16"><text:tab/><text:tab/>-Opção para adicionar novo título:</text:p>
      <text:p text:style-name="P47"><text:tab/><text:tab/>Ao selecionar essa opção, o sistema deve repetir os mesmos campos acimas, <text:tab/><text:tab/>para que seja cadastrado um novo título, pois pode ser mais de um.</text:p>
      <text:p text:style-name="P47"><text:tab/></text:p>
      <text:p text:style-name="P47"><text:tab/>-Opção “Complemento”: <text:span text:style-name="T25">Campo Editável;</text:span></text:p>
      <text:p text:style-name="P47"/>
      <text:list xml:id="list289058773" text:continue-numbering="true" text:style-name="L4">
        <text:list-item>
          <text:list>
            <text:list-header>
              <text:p text:style-name="P60">1.6<text:tab/>Coleção, Fundo, Conjunto, Família/Espécie</text:p>
              <text:list text:continue-numbering="true">
                <text:list-header>
                  <text:p text:style-name="P60">-Campo para o nome da coleção à que pertence o item, conforme organização da instituição.</text:p>
                  <text:p text:style-name="P61"/>
                </text:list-header>
              </text:list>
              <text:p text:style-name="P56">1.7<text:tab/>Localização Física Específica</text:p>
              <text:list text:continue-numbering="true">
                <text:list-header>
                  <text:p text:style-name="P56">-Campo Editável para localização física do bem patrimonial no acervo</text:p>
                  <text:p text:style-name="P56"/>
                </text:list-header>
              </text:list>
              <text:p text:style-name="P56">1.8 <text:s/>Coordenadas Geográficas</text:p>
              <text:list text:continue-numbering="true">
                <text:list-header>
                  <text:p text:style-name="P56">-Latitude</text:p>
                  <text:list>
                    <text:list-header>
                      <text:p text:style-name="P56">Campo Editável</text:p>
                    </text:list-header>
                  </text:list>
                  <text:p text:style-name="P56">-Longitude</text:p>
                  <text:list text:continue-numbering="true">
                    <text:list-header>
                      <text:p text:style-name="P56">Campo Editável</text:p>
                    </text:list-header>
                  </text:list>
                </text:list-header>
              </text:list>
              <text:p text:style-name="P56"/>
            </text:list-header>
          </text:list>
        </text:list-item>
        <text:list-item>
          <text:p text:style-name="P56">Autoria</text:p>
        </text:list-item>
      </text:list>
      <text:p text:style-name="P6"/>
      <text:p text:style-name="P48"><text:tab/>Campo em ordem alfabética, auto<text:span text:style-name="T12">-completável,</text:span> com a lista de autores já cadastrados conforme caso de uso de Cadastro de Autoria e <text:span text:style-name="T12">opção para cadastrar novo autor. Ao selecionar cadastrar novo autor, o usuário deve ser levado para o cadastro de autoria, porém, sem perder o cadastro do bem patrimonial.</text:span></text:p>
      <text:p text:style-name="P49"/>
      <text:p text:style-name="P49">-Tipo de Autoria</text:p>
      <text:p text:style-name="P49">Campo em ordem alfabética, auto-completável, com a lista a seguir:</text:p>
      <text:p text:style-name="P4">(pode-se escolher uma ou mais opções) </text:p>
      <text:p text:style-name="P4"><text:tab/><text:tab/>Agência </text:p>
      <text:p text:style-name="P4"><text:tab/><text:tab/>Autor </text:p>
      <text:p text:style-name="P4"><text:tab/><text:tab/>Autor Institucional </text:p>
      <text:p text:style-name="P4"><text:soft-page-break/><text:tab/><text:tab/>Co-autor </text:p>
      <text:p text:style-name="P4"><text:tab/><text:tab/>Compilador </text:p>
      <text:p text:style-name="P4"><text:tab/><text:tab/>Coordenador </text:p>
      <text:p text:style-name="P4"><text:tab/><text:tab/>Diretor </text:p>
      <text:p text:style-name="P4"><text:tab/><text:tab/>Editor </text:p>
      <text:p text:style-name="P4"><text:tab/><text:tab/>Entidade produtora </text:p>
      <text:p text:style-name="P4"><text:tab/><text:tab/>Entrevistador </text:p>
      <text:p text:style-name="P4"><text:tab/><text:tab/>Estudio </text:p>
      <text:p text:style-name="P4"><text:tab/><text:tab/>Fabricante </text:p>
      <text:p text:style-name="P4"><text:tab/><text:tab/>Figurinista </text:p>
      <text:p text:style-name="P4"><text:tab/><text:tab/>Fotografo </text:p>
      <text:p text:style-name="P4"><text:tab/><text:tab/>Ilustrador </text:p>
      <text:p text:style-name="P4"><text:tab/><text:tab/>Palestrante </text:p>
      <text:p text:style-name="P4"><text:tab/><text:tab/>Prefaciador </text:p>
      <text:p text:style-name="P4"><text:tab/><text:tab/>Organizador </text:p>
      <text:p text:style-name="P4"><text:tab/><text:tab/>Tradutor </text:p>
      <text:p text:style-name="P50"/>
      <text:list xml:id="list17963206921" text:style-name="L5">
        <text:list-item>
          <text:list>
            <text:list-header>
              <text:p text:style-name="P58"/>
            </text:list-header>
          </text:list>
        </text:list-item>
      </text:list>
      <text:list xml:id="list459795421" text:continue-list="list289058773" text:style-name="L4">
        <text:list-item>
          <text:p text:style-name="P56">Produção</text:p>
        </text:list-item>
      </text:list>
      <text:p text:style-name="P6"/>
      <text:p text:style-name="P6"><text:span text:style-name="T3"><text:tab/></text:span><text:span text:style-name="T16">Os itens abaixo devem ser d</text:span><text:span text:style-name="T15">o tipo campo editável, abrindo opção para escrita somente se selecionado.</text:span></text:p>
      <text:p text:style-name="P6"/>
      <text:list xml:id="list20355139521" text:style-name="L6">
        <text:list-item>
          <text:list>
            <text:list-item>
              <text:p text:style-name="P69">Local <text:tab/></text:p>
            </text:list-item>
            <text:list-item>
              <text:p text:style-name="P69">Ano</text:p>
            </text:list-item>
            <text:list-item>
              <text:p text:style-name="P69">Edição e/ou Reimpressão</text:p>
            </text:list-item>
            <text:list-item>
              <text:p text:style-name="P69">Outras Responsabilidades</text:p>
              <text:p text:style-name="P69"/>
            </text:list-item>
          </text:list>
        </text:list-item>
      </text:list>
      <text:list xml:id="list1568231577" text:continue-list="list459795421" text:style-name="L4">
        <text:list-item>
          <text:p text:style-name="P56">Descrição</text:p>
        </text:list-item>
      </text:list>
      <text:p text:style-name="P6"/>
      <text:p text:style-name="P31"><text:tab/>4.1<text:tab/>Características Físicas e Técnicas Executivas</text:p>
      <text:p text:style-name="P35"><text:tab/><text:tab/>Campo editável</text:p>
      <text:p text:style-name="P35"><text:tab/><text:tab/></text:p>
      <text:p text:style-name="P35"><text:tab/><text:tab/>4.1.1 Bens Arquitetonicos</text:p>
      <text:p text:style-name="P35"><text:tab/><text:tab/></text:p>
      <text:p text:style-name="P35"><text:tab/><text:tab/><text:span text:style-name="T29">Condição Topográfica</text:span></text:p>
      <text:p text:style-name="P35"><text:tab/><text:tab/><text:tab/>Lista auto-completável em ordem alfabética com as opções abaixo</text:p>
      <text:p text:style-name="P35"><text:tab/><text:tab/><text:tab/>Acidentada Suave</text:p>
      <text:p text:style-name="P35"><text:tab/><text:tab/><text:tab/>Acidentada Médio</text:p>
      <text:p text:style-name="P35"><text:tab/><text:tab/><text:tab/>Acidentada Abrubta</text:p>
      <text:p text:style-name="P35"><text:tab/><text:tab/><text:tab/>Plano</text:p>
      <text:p text:style-name="P35"><text:tab/><text:tab/></text:p>
      <text:p text:style-name="P35"><text:tab/><text:tab/><text:span text:style-name="T29">Uso</text:span></text:p>
      <text:p text:style-name="P31"><text:tab/><text:tab/><text:tab/>Lista auto-completável em ordem alfabética com as opções abaixo, e com campo editável para especificar, caso a opção seja ''Outras''.</text:p>
      <text:p text:style-name="P31"><text:tab/><text:tab/><text:tab/>Ferroviário</text:p>
      <text:p text:style-name="P31"><text:tab/><text:tab/><text:tab/>Habitacional</text:p>
      <text:p text:style-name="P31"><text:tab/><text:tab/><text:tab/>Produção</text:p>
      <text:p text:style-name="P31"><text:tab/><text:tab/><text:tab/>Religiosa</text:p>
      <text:p text:style-name="P31"><text:tab/><text:tab/><text:tab/>Outras</text:p>
      <text:p text:style-name="P31"/>
      <text:p text:style-name="P31"><text:tab/><text:tab/><text:span text:style-name="T29">Pavimentos</text:span></text:p>
      <text:p text:style-name="P32"><text:soft-page-break/><text:tab/><text:tab/><text:tab/>Nº de ambientes</text:p>
      <text:p text:style-name="P32"><text:tab/><text:tab/><text:tab/><text:tab/>Campo editável</text:p>
      <text:p text:style-name="P32"/>
      <text:p text:style-name="P32"><text:tab/><text:tab/><text:tab/>Nº de pavimentos</text:p>
      <text:p text:style-name="P32"><text:tab/><text:tab/><text:tab/><text:tab/>Campo editável</text:p>
      <text:p text:style-name="P32"/>
      <text:p text:style-name="P32"><text:tab/><text:tab/><text:tab/><text:span text:style-name="T29">Alcova</text:span></text:p>
      <text:p text:style-name="P32"><text:tab/><text:tab/><text:tab/><text:tab/>Tipo Checkbox<text:tab/>Sim - <text:s/>Não</text:p>
      <text:p text:style-name="P32"/>
      <text:p text:style-name="P32"><text:tab/><text:tab/><text:tab/><text:span text:style-name="T29">Porão</text:span></text:p>
      <text:p text:style-name="P31"><text:tab/><text:tab/><text:tab/><text:tab/><text:span text:style-name="T27">Tipo Checkbox<text:tab/>Sim - <text:s/>Não</text:span></text:p>
      <text:p text:style-name="P32"/>
      <text:p text:style-name="P31"><text:span text:style-name="T27"><text:tab/><text:tab/><text:tab/></text:span><text:span text:style-name="T29">Sótão</text:span></text:p>
      <text:p text:style-name="P32"><text:tab/><text:tab/><text:tab/><text:tab/>Tipo Checkbox<text:tab/>Sim - <text:s/>Não</text:p>
      <text:p text:style-name="P32"/>
      <text:p text:style-name="P32"><text:tab/><text:tab/><text:tab/>Outros</text:p>
      <text:p text:style-name="P32"><text:tab/><text:tab/><text:tab/><text:tab/>Campo editável</text:p>
      <text:p text:style-name="P31"><text:tab/><text:tab/><text:tab/></text:p>
      <text:p text:style-name="P35"><text:tab/>4.1.2 <text:tab/>Bens Naturais</text:p>
      <text:p text:style-name="P35"/>
      <text:p text:style-name="P35"><text:tab/><text:tab/><text:span text:style-name="T29">Relevo</text:span></text:p>
      <text:p text:style-name="P35"><text:tab/><text:tab/>Lista auto-completável em ordem alfabética com as opções abaixo</text:p>
      <text:p text:style-name="P35"><text:tab/><text:tab/><text:tab/>Acidentada Suave</text:p>
      <text:p text:style-name="P35"><text:tab/><text:tab/><text:tab/>Acidentada Médio</text:p>
      <text:p text:style-name="P35"><text:tab/><text:tab/><text:tab/>Acidentada Abrubta</text:p>
      <text:p text:style-name="P35"><text:tab/><text:tab/><text:tab/>Plano</text:p>
      <text:p text:style-name="P35"/>
      <text:p text:style-name="P35"><text:tab/><text:tab/><text:span text:style-name="T29">Características do Meio Antrópico</text:span></text:p>
      <text:p text:style-name="P35"><text:tab/><text:tab/><text:tab/><text:span text:style-name="T27">Campo editável</text:span></text:p>
      <text:p text:style-name="P36"/>
      <text:p text:style-name="P35"><text:tab/><text:tab/><text:span text:style-name="T29">Características Ambientais</text:span></text:p>
      <text:p text:style-name="P35"><text:tab/><text:tab/><text:tab/><text:span text:style-name="T27">Campo editável</text:span></text:p>
      <text:p text:style-name="P36"/>
      <text:p text:style-name="P36"/>
      <text:p text:style-name="P36"><text:tab/>4.1.3<text:tab/>Bens Arqueológicos</text:p>
      <text:p text:style-name="P36"/>
      <text:p text:style-name="P35"><text:span text:style-name="T27"><text:tab/><text:tab/></text:span><text:span text:style-name="T29">Condição Topográfica</text:span></text:p>
      <text:p text:style-name="P36"><text:tab/><text:tab/>Lista auto-completável em ordem alfabética com as opções abaixo</text:p>
      <text:p text:style-name="P35"><text:tab/><text:tab/><text:tab/>Acidentada Suave</text:p>
      <text:p text:style-name="P35"><text:tab/><text:tab/><text:tab/>Acidentada Médio</text:p>
      <text:p text:style-name="P35"><text:tab/><text:tab/><text:tab/>Acidentada Abrubta</text:p>
      <text:p text:style-name="P36"><text:tab/><text:tab/><text:tab/>Plano</text:p>
      <text:p text:style-name="P31"/>
      <text:p text:style-name="P31"><text:tab/><text:tab/><text:span text:style-name="T29">Sítio da Paisagem</text:span></text:p>
      <text:p text:style-name="P31"><text:tab/><text:tab/><text:tab/><text:span text:style-name="T27">Campo editável</text:span></text:p>
      <text:p text:style-name="P32"/>
      <text:p text:style-name="P31"><text:tab/><text:tab/><text:span text:style-name="T29">Água Próxima</text:span></text:p>
      <text:p text:style-name="P32"><text:tab/><text:tab/><text:tab/>Campo editável</text:p>
      <text:p text:style-name="P31"/>
      <text:p text:style-name="P31"><text:tab/><text:tab/><text:span text:style-name="T29">Possui Vegetaçao</text:span></text:p>
      <text:p text:style-name="P32"><text:tab/><text:tab/><text:tab/>Campo editável</text:p>
      <text:p text:style-name="P31"/>
      <text:p text:style-name="P31"><text:soft-page-break/><text:tab/><text:tab/><text:span text:style-name="T29">Exposição</text:span></text:p>
      <text:p text:style-name="P31"><text:tab/><text:tab/>Lista auto-completável em ordem alfabética com as opções abaixo</text:p>
      <text:p text:style-name="P35"><text:tab/><text:tab/><text:tab/>Céu Aberto</text:p>
      <text:p text:style-name="P35"><text:tab/><text:tab/><text:tab/>Abrigada</text:p>
      <text:p text:style-name="P35"><text:tab/><text:tab/><text:tab/>Submersa</text:p>
      <text:p text:style-name="P31"><text:tab/><text:tab/><text:tab/>Soterrada</text:p>
      <text:p text:style-name="P31"/>
      <text:p text:style-name="P31"><text:tab/><text:tab/><text:span text:style-name="T29">Uso Atual</text:span></text:p>
      <text:p text:style-name="P31"><text:tab/><text:tab/><text:tab/><text:span text:style-name="T27">Campo editável</text:span></text:p>
      <text:p text:style-name="P32"/>
      <text:p text:style-name="P31"><text:tab/><text:tab/><text:span text:style-name="T29">Outros</text:span></text:p>
      <text:p text:style-name="P31"><text:tab/><text:tab/><text:tab/><text:span text:style-name="T27">Campo editável</text:span></text:p>
      <text:p text:style-name="P32"/>
      <text:p text:style-name="P31"><text:span text:style-name="T27"><text:tab/><text:tab/></text:span><text:span text:style-name="T29">Notas</text:span></text:p>
      <text:p text:style-name="P32"><text:tab/><text:tab/><text:tab/>Campo editável</text:p>
      <text:p text:style-name="P32"/>
      <text:p text:style-name="P36"><text:s text:c="4"/></text:p>
      <text:p text:style-name="P31"><text:s text:c="5"/>4.2 <text:s text:c="2"/>Dimensões e Quantificações</text:p>
      <text:p text:style-name="P31"><text:tab/>Campo editável</text:p>
      <text:p text:style-name="P31"/>
      <text:list xml:id="list12209619031" text:style-name="L7">
        <text:list-item>
          <text:list>
            <text:list-item>
              <text:list>
                <text:list-header>
                  <text:p text:style-name="P70"><text:s/><text:span text:style-name="T3">4.2.1 Medidas Gerais do Bem Arquitetônico</text:span></text:p>
                  <text:list>
                    <text:list-item>
                      <text:list>
                        <text:list-header>
                          <text:p text:style-name="P70"><text:span text:style-name="T7"><text:s/><text:tab/></text:span><text:span text:style-name="T19">T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33"><text:tab/><text:tab/></text:p>
      <text:p text:style-name="P33"><text:tab/><text:tab/>Área Total</text:p>
      <text:p text:style-name="P33"><text:tab/><text:tab/>Altura fachada frontal</text:p>
      <text:p text:style-name="P33"><text:tab/><text:tab/>Altura fachada posterior</text:p>
      <text:p text:style-name="P33"><text:tab/><text:tab/>Largura</text:p>
      <text:p text:style-name="P33"><text:tab/><text:tab/>Profundidade</text:p>
      <text:p text:style-name="P33"><text:tab/><text:tab/>Altura da Cumeeira</text:p>
      <text:p text:style-name="P33"><text:tab/><text:tab/>Altura Total</text:p>
      <text:p text:style-name="P33"><text:tab/><text:tab/>Pé direito térreo</text:p>
      <text:p text:style-name="P33"><text:tab/><text:tab/>Pé direito tipo</text:p>
      <text:p text:style-name="P33"/>
      <text:p text:style-name="P33"><text:tab/><text:span text:style-name="T30"> 4.2.2 Medidas Gerais do Bem Arqueológico</text:span></text:p>
      <text:p text:style-name="P33"><text:span text:style-name="T30"><text:tab/><text:tab/>T</text:span><text:span text:style-name="T30">ipo campo editável, abrindo opção para escrita somente se selecionado.</text:span></text:p>
      <text:p text:style-name="P34"><text:tab/><text:tab/></text:p>
      <text:p text:style-name="P34"><text:tab/><text:tab/>Área Total</text:p>
      <text:p text:style-name="P34"><text:tab/><text:tab/>Comprimento</text:p>
      <text:p text:style-name="P34"><text:tab/><text:tab/>Altura</text:p>
      <text:p text:style-name="P34"><text:tab/><text:tab/>Largura</text:p>
      <text:p text:style-name="P34"><text:tab/><text:tab/>Profundidade</text:p>
      <text:p text:style-name="P34"/>
      <text:p text:style-name="P34"><text:s text:c="4"/><text:tab/> <text:s/>4.3 <text:s/>Conteúdo</text:p>
      <text:p text:style-name="P34"><text:tab/><text:tab/>Campo editável</text:p>
      <text:p text:style-name="P34"/>
      <text:p text:style-name="P34"><text:s text:c="6"/><text:tab/> <text:s/>4.4 Meio de Acesso</text:p>
      <text:p text:style-name="P34"><text:tab/><text:tab/>Campo editável</text:p>
      <text:p text:style-name="P33"><text:tab/></text:p>
      <text:p text:style-name="P33"/>
      <text:p text:style-name="P37"><text:s/><text:tab/>5. AudioVisual</text:p>
      <text:p text:style-name="P37"/>
      <text:p text:style-name="P37"><text:tab/>Campo para buscar uma imagem ou um vídeo para fazer upload</text:p>
      <text:p text:style-name="P38"><text:soft-page-break/><text:tab/>Deve ter opção ''Adicionar nova imagem/vídeo'', no caso em que se queira adicionar mais de uma <text:tab/>imagem.</text:p>
      <text:p text:style-name="P38"/>
      <text:p text:style-name="P38"/>
      <text:p text:style-name="P38">Título</text:p>
      <text:p text:style-name="P38"><text:tab/><text:tab/>Campo editável</text:p>
      <text:p text:style-name="P38"/>
      <text:p text:style-name="P38">Tipo</text:p>
      <text:p text:style-name="P38"><text:tab/><text:tab/>Lista auto-completável em ordem alfabética com as opções abaixo</text:p>
      <text:p text:style-name="P38"><text:tab/><text:tab/>Imagem</text:p>
      <text:p text:style-name="P38"><text:tab/><text:tab/>Som</text:p>
      <text:p text:style-name="P38"><text:tab/><text:tab/>Vídeo</text:p>
      <text:p text:style-name="P38"/>
      <text:p text:style-name="P38">Descrição</text:p>
      <text:p text:style-name="P39"><text:span text:style-name="T27"><text:tab/><text:tab/>Campo editável</text:span> <text:s text:c="2"/></text:p>
      <text:p text:style-name="P51"/>
      <text:p text:style-name="P51"/>
      <text:list xml:id="list386828783" text:style-name="L8">
        <text:list-item>
          <text:list>
            <text:list-header>
              <text:p text:style-name="P71">6. Diagnóstico e Intervenção</text:p>
            </text:list-header>
          </text:list>
        </text:list-item>
      </text:list>
      <text:p text:style-name="P40"/>
      <text:p text:style-name="P40"><text:tab/><text:tab/>6.1 Estado de Conservação e Preservação</text:p>
      <text:p text:style-name="P40"><text:tab/><text:tab/><text:tab/><text:tab/>Campo Editável</text:p>
      <text:p text:style-name="P40"><text:tab/><text:tab/></text:p>
      <text:p text:style-name="P40"><text:tab/><text:tab/><text:tab/><text:span text:style-name="T29">Estado de Preservação</text:span></text:p>
      <text:p text:style-name="P40"><text:tab/><text:tab/><text:tab/><text:tab/><text:span text:style-name="T27">Lista auto-completável em ordem alfabética com as opções abaixo</text:span></text:p>
      <text:p text:style-name="P40"><text:tab/><text:tab/><text:tab/><text:tab/>íntegro</text:p>
      <text:p text:style-name="P40"><text:tab/><text:tab/><text:tab/><text:tab/>pouco alterado</text:p>
      <text:p text:style-name="P40"><text:tab/><text:tab/><text:tab/><text:tab/>muito alterado</text:p>
      <text:p text:style-name="P40"><text:tab/><text:tab/><text:tab/><text:tab/>descaracterizado</text:p>
      <text:p text:style-name="P40"/>
      <text:p text:style-name="P40"><text:tab/><text:tab/><text:tab/><text:span text:style-name="T29">Estado de Conservação</text:span></text:p>
      <text:p text:style-name="P40"><text:tab/><text:tab/><text:tab/><text:tab/><text:span text:style-name="T27">Lista auto-completável em ordem alfabética com as opções abaixo</text:span></text:p>
      <text:p text:style-name="P40"><text:tab/><text:tab/><text:tab/><text:tab/>bom</text:p>
      <text:p text:style-name="P40"><text:tab/><text:tab/><text:tab/><text:tab/>precário</text:p>
      <text:p text:style-name="P40"><text:tab/><text:tab/><text:tab/><text:tab/>em arruinamento</text:p>
      <text:p text:style-name="P40"><text:tab/><text:tab/><text:tab/><text:tab/>arruinado</text:p>
      <text:p text:style-name="P40"/>
      <text:p text:style-name="P40"><text:tab/><text:tab/>6.2 Notas Estado de Conservação</text:p>
      <text:p text:style-name="P40"><text:tab/><text:tab/><text:tab/><text:tab/>Campo editável</text:p>
      <text:p text:style-name="P40"/>
      <text:p text:style-name="P40"><text:tab/><text:tab/>6.3 Intervenção no bem</text:p>
      <text:p text:style-name="P40"><text:tab/><text:tab/><text:tab/>Tipo checkbox<text:tab/>Sim – Não</text:p>
      <text:p text:style-name="P40"><text:tab/><text:tab/><text:tab/>Somente se o usuário escolher sim, os campos abaixo devem ser liberados para edição</text:p>
      <text:p text:style-name="P18"/>
      <text:p text:style-name="P18"><text:tab/><text:tab/><text:tab/><text:tab/></text:p>
      <text:list xml:id="list1365210747" text:style-name="L9">
        <text:list-item>
          <text:list>
            <text:list-header>
              <text:p text:style-name="P72"><text:s text:c="5"/><text:tab/>Data da intervenção</text:p>
              <text:list>
                <text:list-item>
                  <text:list>
                    <text:list-header>
                      <text:p text:style-name="P72"><text:s/><text:tab/><text:tab/>Campo editável</text:p>
                      <text:p text:style-name="P72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2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72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41"/>
      <text:p text:style-name="P41"><text:tab/>Descrição</text:p>
      <text:p text:style-name="P41"><text:tab/><text:tab/>Campo editável</text:p>
      <text:p text:style-name="P41"><text:soft-page-break/><text:tab/></text:p>
      <text:p text:style-name="P41"><text:tab/>Opção para adicionar outra intervenção, caso haja mais de uma.</text:p>
      <text:p text:style-name="P41"/>
      <text:p text:style-name="P42">7. Condições de disponibilidade, uso e proteção</text:p>
      <text:p text:style-name="P18"/>
      <text:list xml:id="list385777809" text:style-name="L10">
        <text:list-item>
          <text:list>
            <text:list-header>
              <text:p text:style-name="P75">Disponibilidade:</text:p>
              <text:list>
                <text:list-header>
                  <text:p text:style-name="P62">Lista auto-completável em ordem alfabética com as opções abaixo</text:p>
                </text:list-header>
              </text:list>
            </text:list-header>
          </text:list>
        </text:list-item>
      </text:list>
      <text:p text:style-name="Standard"><text:span text:style-name="T33"><text:tab/><text:tab/></text:span><text:span text:style-name="T36">Acervo (Estante, Reserva Técnica, etc); </text:span></text:p>
      <text:p text:style-name="P4"><text:span text:style-name="T33"><text:tab/><text:tab/></text:span><text:span text:style-name="T34">Evento (Exposição, Feira, etc); </text:span></text:p>
      <text:p text:style-name="P4"><text:span text:style-name="T33"><text:tab/><text:tab/></text:span><text:span text:style-name="T34">Exposição Permanente </text:span></text:p>
      <text:p text:style-name="P4"><text:span text:style-name="T33"><text:tab/><text:tab/></text:span><text:span text:style-name="T34">Empréstimo </text:span></text:p>
      <text:p text:style-name="P4"><text:span text:style-name="T33"><text:tab/><text:tab/></text:span><text:span text:style-name="T34">Restauro (Encadernação, Pequenos Consertos, etc). </text:span></text:p>
      <text:p text:style-name="P4"><text:span text:style-name="T33"><text:tab/><text:tab/></text:span><text:span text:style-name="T34">Baixa do Patrimônio </text:span></text:p>
      <text:p text:style-name="P4"><text:tab/></text:p>
      <text:p text:style-name="P4"><text:tab/> Se opção no campo Disponibilidade for ''Acervo'', liberar essa opção para preenchimento</text:p>
      <text:p text:style-name="P4"><text:span text:style-name="T34"><text:tab/></text:span><text:span text:style-name="T35">Condições de Acesso: </text:span></text:p>
      <text:p text:style-name="P4"><text:tab/>Tipo Checkbox<text:tab/></text:p>
      <text:p text:style-name="P4"><text:span text:style-name="T33"><text:tab/><text:tab/></text:span><text:span text:style-name="T34">Livre </text:span></text:p>
      <text:p text:style-name="P4"><text:span text:style-name="T34"><text:tab/> <text:s/></text:span><text:span text:style-name="T33"><text:tab/></text:span><text:span text:style-name="T34">Sob Consulta </text:span></text:p>
      <text:p text:style-name="P4"/>
      <text:p text:style-name="P4">Se opção no campo Disponibilidade for diferente de “Acervo” e “Baixa do Patrimônio”, liberar essa opção para preenchimento</text:p>
      <text:p text:style-name="P4">Data de Retorno: </text:p>
      <text:p text:style-name="P4"><text:tab/>Campo editável</text:p>
      <text:p text:style-name="P4"><text:tab/></text:p>
      <text:p text:style-name="P4"><text:span text:style-name="T34"><text:tab/></text:span><text:span text:style-name="T35">Condições de Reprodução: </text:span></text:p>
      <text:p text:style-name="P4"><text:tab/>Tipo Checkbox<text:tab/></text:p>
      <text:p text:style-name="P4"><text:span text:style-name="T33"><text:tab/><text:tab/></text:span><text:span text:style-name="T34">Não</text:span></text:p>
      <text:p text:style-name="P4"><text:span text:style-name="T34"><text:tab/> <text:s/></text:span><text:span text:style-name="T33"><text:tab/></text:span><text:span text:style-name="T34">Sob Consulta </text:span></text:p>
      <text:p text:style-name="P4"><text:tab/></text:p>
      <text:p text:style-name="P4"><text:tab/>Notas sobre Uso e Aproveitamento</text:p>
      <text:p text:style-name="P4"><text:tab/><text:tab/>Campo editável</text:p>
      <text:p text:style-name="P4"/>
      <text:p text:style-name="P4"><text:span text:style-name="T34"><text:tab/></text:span><text:span text:style-name="T35">Proteção: </text:span></text:p>
      <text:p text:style-name="P4"><text:tab/>Tipo Checkbox<text:tab/></text:p>
      <text:p text:style-name="P4"><text:tab/><text:tab/>Sim</text:p>
      <text:p text:style-name="P4"><text:span text:style-name="T33"><text:tab/><text:tab/></text:span><text:span text:style-name="T34">Não</text:span></text:p>
      <text:p text:style-name="P4"><text:span text:style-name="T34"><text:tab/> <text:s/></text:span><text:span text:style-name="T33"><text:tab/></text:span><text:span text:style-name="T34">Em Processo</text:span></text:p>
      <text:p text:style-name="P4"/>
      <text:p text:style-name="P4"><text:tab/><text:tab/>Caso a opção seja ''Não'', não mostrar os campos abaixo</text:p>
      <text:p text:style-name="P4"><text:span text:style-name="T34"><text:tab/><text:tab/></text:span><text:span text:style-name="T35">Instituição:</text:span></text:p>
      <text:p text:style-name="P4"><text:tab/><text:tab/><text:tab/>Campo Editável</text:p>
      <text:p text:style-name="P4"><text:tab/></text:p>
      <text:p text:style-name="P4"><text:span text:style-name="T34"><text:tab/><text:tab/></text:span><text:span text:style-name="T35">Legislação/Número do Processo:</text:span></text:p>
      <text:p text:style-name="P4"><text:tab/><text:tab/><text:tab/>Campo Editável</text:p>
      <text:p text:style-name="P4"/>
      <text:list xml:id="list710364468" text:continue-numbering="true" text:style-name="L10">
        <text:list-item>
          <text:list>
            <text:list-header>
              <text:p text:style-name="P73"/>
            </text:list-header>
          </text:list>
        </text:list-item>
      </text:list>
      <text:list xml:id="list2112560579" text:continue-list="list1568231577" text:style-name="L4">
        <text:list-header>
          <text:p text:style-name="P63">8. Histórico e Procedência</text:p>
        </text:list-header>
      </text:list>
      <text:p text:style-name="P18"/>
      <text:list xml:id="list1296447449" text:style-name="L11">
        <text:list-header>
          <text:p text:style-name="P66">Tipo de Aquisição:</text:p>
          <text:p text:style-name="P67">Lista auto-completável em ordem alfabética com as opções abaixo</text:p>
          <text:list>
            <text:list-header>
              <text:p text:style-name="P67">Compra</text:p>
            </text:list-header>
          </text:list>
        </text:list-header>
      </text:list>
      <text:p text:style-name="P4"><text:soft-page-break/><text:tab/><text:tab/>Permuta</text:p>
      <text:p text:style-name="P4"><text:tab/><text:tab/>Doação Institucional</text:p>
      <text:p text:style-name="P4"><text:tab/><text:tab/>Doação Pessoal</text:p>
      <text:p text:style-name="P4"><text:tab/><text:tab/>Comodato</text:p>
      <text:p text:style-name="P45"/>
      <text:p text:style-name="P45"/>
      <text:list xml:id="list1704866735" text:continue-numbering="true" text:style-name="L11">
        <text:list-header>
          <text:p text:style-name="P76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7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44"/>
      <text:list xml:id="list623639007" text:continue-numbering="true" text:style-name="L11">
        <text:list-header>
          <text:p text:style-name="P76">Dados do Documento de Aquisição:</text:p>
        </text:list-header>
      </text:list>
      <text:p text:style-name="P44"><text:tab/>Campo editável</text:p>
      <text:p text:style-name="P44"/>
      <text:p text:style-name="P43">Primeiro Proprietário</text:p>
      <text:p text:style-name="P44"><text:tab/>Campo editável</text:p>
      <text:p text:style-name="P44"/>
      <text:p text:style-name="P43">Histórico</text:p>
      <text:p text:style-name="P44"><text:tab/>Campo editável</text:p>
      <text:p text:style-name="P44"/>
      <text:p text:style-name="P43">Instrimentos de Pesquisa</text:p>
      <text:p text:style-name="P44"><text:tab/>Campo editável</text:p>
      <text:p text:style-name="P46"/>
      <text:list xml:id="list1383809413" text:continue-list="list2112560579" text:style-name="L4">
        <text:list-item>
          <text:list>
            <text:list-header>
              <text:p text:style-name="P63"/>
            </text:list-header>
          </text:list>
          <text:p text:style-name="P63">9. Assuntos e Descritores</text:p>
          <text:p text:style-name="P63"/>
          <text:list text:continue-numbering="true">
            <text:list-header>
              <text:p text:style-name="P63">9.1<text:tab/>Descritor</text:p>
              <text:list>
                <text:list-header>
                  <text:p text:style-name="P63">Campo editável com a seguinte Descrição antes de ser preenchido</text:p>
                  <text:p text:style-name="P65"><text:span text:style-name="T25"><text:s/></text:span><text:span text:style-name="T28">Descrição: '' T</text:span><text:span text:style-name="T25">ermos controlados, retirados de um vocabulário pré-definido, que traduzem o conteúdo temático do bem patrimonial. Limite de 5 palavras chave''</text:span></text:p>
                  <text:p text:style-name="P63"/>
                  <text:p text:style-name="P63">Limitar até cinco palavra chave para cada bem patrimonial.</text:p>
                  <text:p text:style-name="P63"/>
                </text:list-header>
              </text:list>
              <text:p text:style-name="P63">9.2<text:tab/>Assunto</text:p>
              <text:list text:continue-numbering="true">
                <text:list-header>
                  <text:p text:style-name="P63">Campo editável com a seguinte Descrição antes de ser preenchido</text:p>
                  <text:p text:style-name="P63"><text:span text:style-name="T27">Descrição:</text:span> palavras-chave que traduzem o conteúdo temático do bem patrimonial </text:p>
                </text:list-header>
              </text:list>
              <text:p text:style-name="P63"/>
            </text:list-header>
          </text:list>
        </text:list-item>
      </text:list>
      <text:p text:style-name="P18"/>
      <text:list xml:id="list550376931" text:continue-numbering="true" text:style-name="L4">
        <text:list-header>
          <text:p text:style-name="P63">10. Fonte de Informação</text:p>
        </text:list-header>
      </text:list>
      <text:p text:style-name="P18"/>
      <text:p text:style-name="P18"><text:tab/><text:tab/>Campo editável com opção de abrir novos campos para mais de uma fonte.</text:p>
      <text:list xml:id="list1477302352" text:style-name="L12">
        <text:list-item>
          <text:list>
            <text:list-header>
              <text:p text:style-name="P74"/>
            </text:list-header>
          </text:list>
        </text:list-item>
      </text:list>
      <text:list xml:id="list773762855" text:continue-list="list550376931" text:style-name="L4">
        <text:list-header>
          <text:p text:style-name="P63">11. Responsável pela Pesquisa</text:p>
        </text:list-header>
      </text:list>
      <text:p text:style-name="P18"/>
      <text:p text:style-name="P18"><text:tab/>Os Campos Abaixo são do tipo editáveis, com opção de adiconar mais de um responsável pela <text:tab/>pesquisa</text:p>
      <text:p text:style-name="P45"/>
      <text:list xml:id="list1110796996" text:style-name="L13">
        <text:list-item>
          <text:list>
            <text:list-header>
              <text:p text:style-name="P78">12.1<text:tab/>Nome</text:p>
              <text:p text:style-name="P78">12.2<text:tab/>Data</text:p>
              <text:p text:style-name="P78">12.3<text:tab/>Notas do Pesquisador</text:p>
            </text:list-header>
          </text:list>
        </text:list-item>
      </text:list>
      <text:p text:style-name="P45"/>
      <text:p text:style-name="P28"><text:tab/></text:p>
      <text:p text:style-name="P18"/>
      <text:p text:style-name="P18"/>
      <text:p text:style-name="P18"><text:soft-page-break/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3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20/06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1</text:page-number></text:span></text:span><text:span text:style-name="Page_20_Number"><text:span text:style-name="MT1"> de </text:span></text:span><text:span text:style-name="Page_20_Number"><text:span text:style-name="MT2"><text:page-count style:num-format="1">1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89</meta:editing-cycles>
    <meta:editing-duration>PT8H1M20S</meta:editing-duration>
    <meta:generator>LibreOffice/3.5$Linux_X86_64 LibreOffice_project/350m1$Build-2</meta:generator>
    <dc:date>2012-08-22T11:57:04</dc:date>
    <dc:creator>Thais </dc:creator>
    <meta:document-statistic meta:table-count="2" meta:image-count="1" meta:object-count="0" meta:page-count="11" meta:paragraph-count="363" meta:word-count="1932" meta:character-count="12552" meta:non-whitespace-character-count="10691"/>
  </office:meta>
</office:document-meta>
</file>